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3bf54" officeooo:paragraph-rsid="0003bf54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4c60b" officeooo:paragraph-rsid="0004c60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4c60b" officeooo:paragraph-rsid="0004c60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fo:font-weight="normal" officeooo:rsid="0004c60b" officeooo:paragraph-rsid="0004c60b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fo:font-weight="bold" officeooo:rsid="0004c60b" officeooo:paragraph-rsid="0004c60b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04c60b" officeooo:paragraph-rsid="0004c60b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0% 100%" style:font-name="Liberation Serif" fo:font-style="normal" style:font-style-asian="normal" style:font-style-complex="normal"/>
    </style:style>
    <style:style style:name="T3" style:family="text">
      <style:text-properties style:text-position="0% 100%" style:font-name="Liberation Serif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0% 100%" style:font-name="Liberation Serif" fo:font-style="normal" fo:font-weight="normal" officeooo:rsid="001e2493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otlin Intermediate</text:p>
      <text:p text:style-name="P2">Object Oriented Programming</text:p>
      <text:p text:style-name="P2">procedural<text:span text:style-name="T1"> programming is about writing procedures or methods that perform operations on the data, while </text:span>object-oriented<text:span text:style-name="T1"> programming is about creating </text:span>objects<text:span text:style-name="T1"> that contain both data and methods</text:span></text:p>
      <text:p text:style-name="P2"/>
      <text:p text:style-name="P2">Classes and Objects</text:p>
      <text:p text:style-name="P3"><text:tab/>class<text:tab/>object</text:p>
      <text:list text:style-name="L1">
        <text:list-item>
          <text:p text:style-name="P6">Fruit<text:tab/>Apple, Banana, Mango</text:p>
        </text:list-item>
        <text:list-item>
          <text:p text:style-name="P6">Car <text:s text:c="5"/>Volvo, Audi, Toyota</text:p>
        </text:list-item>
      </text:list>
      <text:p text:style-name="P2"><text:span text:style-name="T1">a </text:span>class<text:span text:style-name="T4"> </text:span><text:span text:style-name="T3">is a template for objects (object constructor), and an </text:span><text:span text:style-name="T2">object</text:span><text:span text:style-name="T3"> is an instance of a class</text:span></text:p>
      <text:p text:style-name="P2"><text:span text:style-name="T3">to create a class, use the </text:span><text:span text:style-name="T2">class</text:span><text:span text:style-name="T3"> keyword and specify the name</text:span></text:p>
      <text:p text:style-name="P4"><text:tab/>class Car {</text:p>
      <text:p text:style-name="P4"><text:tab/> <text:s text:c="2"/>var brand = “”</text:p>
      <text:p text:style-name="P4"><text:tab/> <text:s text:c="2"/>var model = “”</text:p>
      <text:p text:style-name="P4"><text:tab/> <text:s text:c="2"/>var year = 0</text:p>
      <text:p text:style-name="P4"><text:tab/>}</text:p>
      <text:p text:style-name="P4"><text:tab/>val c1 = Car() // create a c1 object of Car class</text:p>
      <text:p text:style-name="P4"><text:tab/>c1.brand = “Ford</text:p>
      <text:p text:style-name="P4"><text:tab/>c1.model = “Mustang”</text:p>
      <text:p text:style-name="P4"><text:tab/>c1.year = 1969</text:p>
      <text:p text:style-name="P2"/>
      <text:p text:style-name="P4"><text:tab/>val c2 = Car()</text:p>
      <text:p text:style-name="P4"><text:tab/>c2.brand = “BMW”</text:p>
      <text:p text:style-name="P4"><text:tab/>c2.model = “X5”</text:p>
      <text:p text:style-name="P4"><text:tab/>c2.year = 1999</text:p>
      <text:p text:style-name="P4"><text:tab/></text:p>
      <text:p text:style-name="P4"><text:tab/>println(c1.brand)</text:p>
      <text:p text:style-name="P4"><text:tab/>println(c1.model)</text:p>
      <text:p text:style-name="P4"><text:tab/>println(c1.year)</text:p>
      <text:p text:style-name="P4"><text:tab/>println(c2.brand)</text:p>
      <text:p text:style-name="P4"><text:tab/></text:p>
      <text:p text:style-name="P5">Constructors</text:p>
      <text:p text:style-name="P2"><text:span text:style-name="T3">a </text:span><text:span text:style-name="T2">constructor</text:span><text:span text:style-name="T3"> is a special function and is defined by using two parentheses () after the class name</text:span></text:p>
      <text:p text:style-name="P4">you can specify the properties inside of the parentheses. the constructor will initialize the properties when you create an object of a class, and remember to specify the type of the property/variable</text:p>
      <text:p text:style-name="P4"><text:tab/>class Car(var brand: String, var model: String, var year: Int)</text:p>
      <text:p text:style-name="P4"><text:tab/></text:p>
      <text:p text:style-name="P4"><text:tab/>fun main() {</text:p>
      <text:p text:style-name="P4"><text:tab/> <text:s text:c="2"/>val c1 = Car(“Ford”, “Mustang”, 1969)</text:p>
      <text:p text:style-name="P4"><text:tab/> <text:s text:c="2"/>val c2 = Car(“Tesla”, “Model S”, 2020)</text:p>
      <text:p text:style-name="P4"><text:tab/>}</text:p>
      <text:p text:style-name="P5">Class Functions</text:p>
      <text:p text:style-name="P2"><text:span text:style-name="T3">when a function is declared inside a class it is known as a </text:span><text:span text:style-name="T2">class function</text:span><text:span text:style-name="T3"> or </text:span><text:span text:style-name="T2">member function</text:span></text:p>
      <text:p text:style-name="P4"><text:tab/>class Car(var brand: String, var model: String, var year: Int) {</text:p>
      <text:p text:style-name="P4"><text:s text:c="2"/><text:tab/>// Class function</text:p>
      <text:p text:style-name="P4"><text:s text:c="2"/><text:tab/>fun drive() {</text:p>
      <text:p text:style-name="P4"><text:s/><text:tab/> <text:s text:c="2"/>println("Wrooom!")</text:p>
      <text:p text:style-name="P4"><text:tab/> <text:s/>}</text:p>
      <text:p text:style-name="P2"><text:soft-page-break/><text:span text:style-name="T3"><text:s text:c="2"/></text:span></text:p>
      <text:p text:style-name="P4"><text:tab/> <text:s/>// Class function with parameters</text:p>
      <text:p text:style-name="P4"><text:tab/> <text:s/>fun speed(maxSpeed: Int) {</text:p>
      <text:p text:style-name="P4"><text:tab/> <text:s text:c="3"/>println("Max speed is: " + maxSpeed)</text:p>
      <text:p text:style-name="P4"><text:tab/> <text:s/>}</text:p>
      <text:p text:style-name="P4"><text:tab/>}</text:p>
      <text:p text:style-name="P2"/>
      <text:p text:style-name="P4"><text:tab/>fun main() {</text:p>
      <text:p text:style-name="P4"><text:tab/> <text:s/>val c1 = Car("Ford", "Mustang", 1969)</text:p>
      <text:p text:style-name="P4"><text:s text:c="2"/></text:p>
      <text:p text:style-name="P4"><text:tab/> <text:s/>// Call the functions</text:p>
      <text:p text:style-name="P4"><text:tab/> <text:s/>c1.drive()</text:p>
      <text:p text:style-name="P4"><text:tab/> <text:s/>c1.speed(200)</text:p>
      <text:p text:style-name="P4"><text:tab/>}</text:p>
      <text:p text:style-name="P5">Inheritance</text:p>
      <text:p text:style-name="P2"><text:span text:style-name="T2">subclass</text:span><text:span text:style-name="T3"> (child) – the class that inherits from another class</text:span></text:p>
      <text:p text:style-name="P2"><text:span text:style-name="T2">superclass</text:span><text:span text:style-name="T3"> (parent) – the class being inherited from</text:span></text:p>
      <text:p text:style-name="P4">// MyChildClass (subclass) inherits from MyParentClass (superclass)</text:p>
      <text:p text:style-name="P4">open class MyParentClass {</text:p>
      <text:p text:style-name="P4"><text:s text:c="3"/>val x = 5</text:p>
      <text:p text:style-name="P4">}</text:p>
      <text:p text:style-name="P2"/>
      <text:p text:style-name="P4">class MyChildClass: MyParentClass() {</text:p>
      <text:p text:style-name="P4"><text:s text:c="3"/>fun myFunction() {</text:p>
      <text:p text:style-name="P4"><text:s text:c="6"/>println(x) <text:s/>// inherited from the superclass</text:p>
      <text:p text:style-name="P4"><text:s text:c="3"/>}</text:p>
      <text:p text:style-name="P4">}</text:p>
      <text:p text:style-name="P2"/>
      <text:p text:style-name="P4"><text:s text:c="3"/>fun main() {</text:p>
      <text:p text:style-name="P4"><text:s text:c="6"/>val myObj = MyChildClass()</text:p>
      <text:p text:style-name="P4"><text:s text:c="6"/>myObj.myFunction()</text:p>
      <text:p text:style-name="P4"><text:s text:c="3"/>}</text:p>
      <text:p text:style-name="P2"><text:span text:style-name="T3">use the </text:span><text:span text:style-name="T2">open</text:span><text:span text:style-name="T3"> keykword in front of the superclass/parent to make this the class other classes should inherit properties and functions from</text:span></text:p>
      <text:p text:style-name="P2"><text:span text:style-name="T3">to inherit from a class specify the name of the </text:span><text:span text:style-name="T2">subclass</text:span><text:span text:style-name="T3"> followed by a </text:span><text:span text:style-name="T2">:</text:span><text:span text:style-name="T3"> and then the name of the </text:span><text:span text:style-name="T2">superclas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5:08:27.784297012</meta:creation-date>
    <dc:date>2025-04-25T12:12:59.208013430</dc:date>
    <meta:editing-duration>PT1H3M26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2" meta:paragraph-count="75" meta:word-count="382" meta:character-count="2384" meta:non-whitespace-character-count="1944"/>
  </office:meta>
</office:document-meta>
</file>